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0219" calcext:value-type="float">
            <text:p>0.00020219</text:p>
          </table:table-cell>
          <table:table-cell table:formula="of:=IF([.B2]=0;0;IF([.B2]=1;1;LN([.B2]/(1-[.B2]))+0.5))" office:value-type="float" office:value="-8.00610049814191" calcext:value-type="float">
            <text:p>-8.00610049814191</text:p>
          </table:table-cell>
          <table:table-cell table:formula="of:=IF([.B2]=0;0;IF([.B2]=1;1;[.C2]+0.00378648272348919 ))" office:value-type="float" office:value="-8.00231401541842" calcext:value-type="float">
            <text:p>-8.00231401541842</text:p>
          </table:table-cell>
          <table:table-cell table:formula="of:=IF([.B2]=0;0;IF([.B2]=1;1;1/(1+EXP(-[.D2]+0.5))))" office:value-type="float" office:value="0.000202956884541586" calcext:value-type="float">
            <text:p>0.00020295688454158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81922" calcext:value-type="float">
            <text:p>0.00281922</text:p>
          </table:table-cell>
          <table:table-cell table:formula="of:=IF([.B3]=0;0;IF([.B3]=1;1;LN([.B3]/(1-[.B3]))+0.5))" office:value-type="float" office:value="-5.36847182655087" calcext:value-type="float">
            <text:p>-5.36847182655087</text:p>
          </table:table-cell>
          <table:table-cell table:formula="of:=IF([.B3]=0;0;IF([.B3]=1;1;[.C3]+0.00378648272348919 ))" office:value-type="float" office:value="-5.36468534382738" calcext:value-type="float">
            <text:p>-5.36468534382738</text:p>
          </table:table-cell>
          <table:table-cell table:formula="of:=IF([.B3]=0;0;IF([.B3]=1;1;1/(1+EXP(-[.D3]+0.5))))" office:value-type="float" office:value="0.00282988489748945" calcext:value-type="float">
            <text:p>0.0028298848974894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68035" calcext:value-type="float">
            <text:p>0.268035</text:p>
          </table:table-cell>
          <table:table-cell table:formula="of:=IF([.B4]=0;0;IF([.B4]=1;1;LN([.B4]/(1-[.B4]))+0.5))" office:value-type="float" office:value="-0.504615129611791" calcext:value-type="float">
            <text:p>-0.504615129611791</text:p>
          </table:table-cell>
          <table:table-cell table:formula="of:=IF([.B4]=0;0;IF([.B4]=1;1;[.C4]+0.00378648272348919 ))" office:value-type="float" office:value="-0.500828646888302" calcext:value-type="float">
            <text:p>-0.500828646888302</text:p>
          </table:table-cell>
          <table:table-cell table:formula="of:=IF([.B4]=0;0;IF([.B4]=1;1;1/(1+EXP(-[.D4]+0.5))))" office:value-type="float" office:value="0.268778530700653" calcext:value-type="float">
            <text:p>0.268778530700653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743738" calcext:value-type="float">
            <text:p>0.000000743738</text:p>
          </table:table-cell>
          <table:table-cell table:formula="of:=IF([.B5]=0;0;IF([.B5]=1;1;LN([.B5]/(1-[.B5]))+0.5))" office:value-type="float" office:value="-13.6115762709322" calcext:value-type="float">
            <text:p>-13.6115762709322</text:p>
          </table:table-cell>
          <table:table-cell table:formula="of:=IF([.B5]=0;0;IF([.B5]=1;1;[.C5]+0.00378648272348919 ))" office:value-type="float" office:value="-13.6077897882087" calcext:value-type="float">
            <text:p>-13.6077897882087</text:p>
          </table:table-cell>
          <table:table-cell table:formula="of:=IF([.B5]=0;0;IF([.B5]=1;1;1/(1+EXP(-[.D5]+0.5))))" office:value-type="float" office:value="0.00000074655948737089" calcext:value-type="float">
            <text:p>7.46559487370894E-0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43287" calcext:value-type="float">
            <text:p>0.643287</text:p>
          </table:table-cell>
          <table:table-cell table:formula="of:=IF([.B6]=0;0;IF([.B6]=1;1;LN([.B6]/(1-[.B6]))+0.5))" office:value-type="float" office:value="1.08965943301904" calcext:value-type="float">
            <text:p>1.08965943301904</text:p>
          </table:table-cell>
          <table:table-cell table:formula="of:=IF([.B6]=0;0;IF([.B6]=1;1;[.C6]+0.00378648272348919 ))" office:value-type="float" office:value="1.09344591574253" calcext:value-type="float">
            <text:p>1.09344591574253</text:p>
          </table:table-cell>
          <table:table-cell table:formula="of:=IF([.B6]=0;0;IF([.B6]=1;1;1/(1+EXP(-[.D6]+0.5))))" office:value-type="float" office:value="0.644155407586341" calcext:value-type="float">
            <text:p>0.64415540758634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79761" calcext:value-type="float">
            <text:p>0.00179761</text:p>
          </table:table-cell>
          <table:table-cell table:formula="of:=IF([.B7]=0;0;IF([.B7]=1;1;LN([.B7]/(1-[.B7]))+0.5))" office:value-type="float" office:value="-5.81949804649604" calcext:value-type="float">
            <text:p>-5.81949804649604</text:p>
          </table:table-cell>
          <table:table-cell table:formula="of:=IF([.B7]=0;0;IF([.B7]=1;1;[.C7]+0.00378648272348919 ))" office:value-type="float" office:value="-5.81571156377255" calcext:value-type="float">
            <text:p>-5.81571156377255</text:p>
          </table:table-cell>
          <table:table-cell table:formula="of:=IF([.B7]=0;0;IF([.B7]=1;1;1/(1+EXP(-[.D7]+0.5))))" office:value-type="float" office:value="0.00180441721679891" calcext:value-type="float">
            <text:p>0.0018044172167989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53" calcext:value-type="float">
            <text:p>0.01053</text:p>
          </table:table-cell>
          <table:table-cell table:formula="of:=IF([.B8]=0;0;IF([.B8]=1;1;LN([.B8]/(1-[.B8]))+0.5))" office:value-type="float" office:value="-4.04294112009453" calcext:value-type="float">
            <text:p>-4.04294112009453</text:p>
          </table:table-cell>
          <table:table-cell table:formula="of:=IF([.B8]=0;0;IF([.B8]=1;1;[.C8]+0.00378648272348919 ))" office:value-type="float" office:value="-4.03915463737104" calcext:value-type="float">
            <text:p>-4.03915463737104</text:p>
          </table:table-cell>
          <table:table-cell table:formula="of:=IF([.B8]=0;0;IF([.B8]=1;1;1/(1+EXP(-[.D8]+0.5))))" office:value-type="float" office:value="0.0105695250217197" calcext:value-type="float">
            <text:p>0.010569525021719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]=0;0;IF([.B9]=1;1;LN([.B9]/(1-[.B9]))+0.5))" office:value-type="float" office:value="1" calcext:value-type="float">
            <text:p>1</text:p>
          </table:table-cell>
          <table:table-cell table:formula="of:=IF([.B9]=0;0;IF([.B9]=1;1;[.C9]+0.00378648272348919 ))" office:value-type="float" office:value="1" calcext:value-type="float">
            <text:p>1</text:p>
          </table:table-cell>
          <table:table-cell table:formula="of:=IF([.B9]=0;0;IF([.B9]=1;1;1/(1+EXP(-[.D9]+0.5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571006" calcext:value-type="float">
            <text:p>0.00000571006</text:p>
          </table:table-cell>
          <table:table-cell table:formula="of:=IF([.B10]=0;0;IF([.B10]=1;1;LN([.B10]/(1-[.B10]))+0.5))" office:value-type="float" office:value="-11.5732753163944" calcext:value-type="float">
            <text:p>-11.5732753163944</text:p>
          </table:table-cell>
          <table:table-cell table:formula="of:=IF([.B10]=0;0;IF([.B10]=1;1;[.C10]+0.00378648272348919 ))" office:value-type="float" office:value="-11.5694888336709" calcext:value-type="float">
            <text:p>-11.5694888336709</text:p>
          </table:table-cell>
          <table:table-cell table:formula="of:=IF([.B10]=0;0;IF([.B10]=1;1;1/(1+EXP(-[.D10]+0.5))))" office:value-type="float" office:value="0.00000573172190494733" calcext:value-type="float">
            <text:p>5.73172190494733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637551" calcext:value-type="float">
            <text:p>0.000000637551</text:p>
          </table:table-cell>
          <table:table-cell table:formula="of:=IF([.B11]=0;0;IF([.B11]=1;1;LN([.B11]/(1-[.B11]))+0.5))" office:value-type="float" office:value="-13.7656309255625" calcext:value-type="float">
            <text:p>-13.7656309255625</text:p>
          </table:table-cell>
          <table:table-cell table:formula="of:=IF([.B11]=0;0;IF([.B11]=1;1;[.C11]+0.00378648272348919 ))" office:value-type="float" office:value="-13.761844442839" calcext:value-type="float">
            <text:p>-13.761844442839</text:p>
          </table:table-cell>
          <table:table-cell table:formula="of:=IF([.B11]=0;0;IF([.B11]=1;1;1/(1+EXP(-[.D11]+0.5))))" office:value-type="float" office:value="0.0000006399696505013" calcext:value-type="float">
            <text:p>6.39969650501303E-0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+0.5))" office:value-type="float" office:value="0" calcext:value-type="float">
            <text:p>0</text:p>
          </table:table-cell>
          <table:table-cell table:formula="of:=IF([.B12]=0;0;IF([.B12]=1;1;[.C12]+0.00378648272348919 ))" office:value-type="float" office:value="0" calcext:value-type="float">
            <text:p>0</text:p>
          </table:table-cell>
          <table:table-cell table:formula="of:=IF([.B12]=0;0;IF([.B12]=1;1;1/(1+EXP(-[.D12]+0.5))))" office:value-type="float" office:value="0" calcext:value-type="float">
            <text:p>0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79792" calcext:value-type="float">
            <text:p>0.0279792</text:p>
          </table:table-cell>
          <table:table-cell table:formula="of:=IF([.B13]=0;0;IF([.B13]=1;1;LN([.B13]/(1-[.B13]))+0.5))" office:value-type="float" office:value="-3.04791582643118" calcext:value-type="float">
            <text:p>-3.04791582643118</text:p>
          </table:table-cell>
          <table:table-cell table:formula="of:=IF([.B13]=0;0;IF([.B13]=1;1;[.C13]+0.00378648272348919 ))" office:value-type="float" office:value="-3.04412934370769" calcext:value-type="float">
            <text:p>-3.04412934370769</text:p>
          </table:table-cell>
          <table:table-cell table:formula="of:=IF([.B13]=0;0;IF([.B13]=1;1;1/(1+EXP(-[.D13]+0.5))))" office:value-type="float" office:value="0.0280823628233312" calcext:value-type="float">
            <text:p>0.0280823628233312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6299" calcext:value-type="float">
            <text:p>0.00016299</text:p>
          </table:table-cell>
          <table:table-cell table:formula="of:=IF([.B14]=0;0;IF([.B14]=1;1;LN([.B14]/(1-[.B14]))+0.5))" office:value-type="float" office:value="-8.22165870544842" calcext:value-type="float">
            <text:p>-8.22165870544842</text:p>
          </table:table-cell>
          <table:table-cell table:formula="of:=IF([.B14]=0;0;IF([.B14]=1;1;[.C14]+0.00378648272348919 ))" office:value-type="float" office:value="-8.21787222272493" calcext:value-type="float">
            <text:p>-8.21787222272493</text:p>
          </table:table-cell>
          <table:table-cell table:formula="of:=IF([.B14]=0;0;IF([.B14]=1;1;1/(1+EXP(-[.D14]+0.5))))" office:value-type="float" office:value="0.000163608227562182" calcext:value-type="float">
            <text:p>0.000163608227562182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]=0;0;IF([.B15]=1;1;LN([.B15]/(1-[.B15]))+0.5))" office:value-type="float" office:value="1" calcext:value-type="float">
            <text:p>1</text:p>
          </table:table-cell>
          <table:table-cell table:formula="of:=IF([.B15]=0;0;IF([.B15]=1;1;[.C15]+0.00378648272348919 ))" office:value-type="float" office:value="1" calcext:value-type="float">
            <text:p>1</text:p>
          </table:table-cell>
          <table:table-cell table:formula="of:=IF([.B15]=0;0;IF([.B15]=1;1;1/(1+EXP(-[.D15]+0.5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729555" calcext:value-type="float">
            <text:p>0.00729555</text:p>
          </table:table-cell>
          <table:table-cell table:formula="of:=IF([.B16]=0;0;IF([.B16]=1;1;LN([.B16]/(1-[.B16]))+0.5))" office:value-type="float" office:value="-4.41316841307121" calcext:value-type="float">
            <text:p>-4.41316841307121</text:p>
          </table:table-cell>
          <table:table-cell table:formula="of:=IF([.B16]=0;0;IF([.B16]=1;1;[.C16]+0.00378648272348919 ))" office:value-type="float" office:value="-4.40938193034772" calcext:value-type="float">
            <text:p>-4.40938193034772</text:p>
          </table:table-cell>
          <table:table-cell table:formula="of:=IF([.B16]=0;0;IF([.B16]=1;1;1/(1+EXP(-[.D16]+0.5))))" office:value-type="float" office:value="0.00732302416173615" calcext:value-type="float">
            <text:p>0.0073230241617361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00157263" calcext:value-type="float">
            <text:p>0.0000157263</text:p>
          </table:table-cell>
          <table:table-cell table:formula="of:=IF([.B17]=0;0;IF([.B17]=1;1;LN([.B17]/(1-[.B17]))+0.5))" office:value-type="float" office:value="-10.560160361465" calcext:value-type="float">
            <text:p>-10.560160361465</text:p>
          </table:table-cell>
          <table:table-cell table:formula="of:=IF([.B17]=0;0;IF([.B17]=1;1;[.C17]+0.00378648272348919 ))" office:value-type="float" office:value="-10.5563738787415" calcext:value-type="float">
            <text:p>-10.5563738787415</text:p>
          </table:table-cell>
          <table:table-cell table:formula="of:=IF([.B17]=0;0;IF([.B17]=1;1;1/(1+EXP(-[.D17]+0.5))))" office:value-type="float" office:value="0.000015785959301419" calcext:value-type="float">
            <text:p>1.5785959301419E-0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8]=0;0;IF([.B18]=1;1;LN([.B18]/(1-[.B18]))+0.5))" office:value-type="float" office:value="1" calcext:value-type="float">
            <text:p>1</text:p>
          </table:table-cell>
          <table:table-cell table:formula="of:=IF([.B18]=0;0;IF([.B18]=1;1;[.C18]+0.00378648272348919 ))" office:value-type="float" office:value="1" calcext:value-type="float">
            <text:p>1</text:p>
          </table:table-cell>
          <table:table-cell table:formula="of:=IF([.B18]=0;0;IF([.B18]=1;1;1/(1+EXP(-[.D18]+0.5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14404" calcext:value-type="float">
            <text:p>0.0114404</text:p>
          </table:table-cell>
          <table:table-cell table:formula="of:=IF([.B19]=0;0;IF([.B19]=1;1;LN([.B19]/(1-[.B19]))+0.5))" office:value-type="float" office:value="-3.95909798379154" calcext:value-type="float">
            <text:p>-3.95909798379154</text:p>
          </table:table-cell>
          <table:table-cell table:formula="of:=IF([.B19]=0;0;IF([.B19]=1;1;[.C19]+0.00378648272348919 ))" office:value-type="float" office:value="-3.95531150106805" calcext:value-type="float">
            <text:p>-3.95531150106805</text:p>
          </table:table-cell>
          <table:table-cell table:formula="of:=IF([.B19]=0;0;IF([.B19]=1;1;1/(1+EXP(-[.D19]+0.5))))" office:value-type="float" office:value="0.0114833026069076" calcext:value-type="float">
            <text:p>0.011483302606907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3981" calcext:value-type="float">
            <text:p>0.23981</text:p>
          </table:table-cell>
          <table:table-cell table:formula="of:=IF([.B20]=0;0;IF([.B20]=1;1;LN([.B20]/(1-[.B20]))+0.5))" office:value-type="float" office:value="-0.653721458893802" calcext:value-type="float">
            <text:p>-0.653721458893802</text:p>
          </table:table-cell>
          <table:table-cell table:formula="of:=IF([.B20]=0;0;IF([.B20]=1;1;[.C20]+0.00378648272348919 ))" office:value-type="float" office:value="-0.649934976170313" calcext:value-type="float">
            <text:p>-0.649934976170313</text:p>
          </table:table-cell>
          <table:table-cell table:formula="of:=IF([.B20]=0;0;IF([.B20]=1;1;1/(1+EXP(-[.D20]+0.5))))" office:value-type="float" office:value="0.240500960119352" calcext:value-type="float">
            <text:p>0.240500960119352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38192" calcext:value-type="float">
            <text:p>0.538192</text:p>
          </table:table-cell>
          <table:table-cell table:formula="of:=IF([.B21]=0;0;IF([.B21]=1;1;LN([.B21]/(1-[.B21]))+0.5))" office:value-type="float" office:value="0.653066153532621" calcext:value-type="float">
            <text:p>0.653066153532621</text:p>
          </table:table-cell>
          <table:table-cell table:formula="of:=IF([.B21]=0;0;IF([.B21]=1;1;[.C21]+0.00378648272348919 ))" office:value-type="float" office:value="0.65685263625611" calcext:value-type="float">
            <text:p>0.65685263625611</text:p>
          </table:table-cell>
          <table:table-cell table:formula="of:=IF([.B21]=0;0;IF([.B21]=1;1;1/(1+EXP(-[.D21]+0.5))))" office:value-type="float" office:value="0.539132960408196" calcext:value-type="float">
            <text:p>0.53913296040819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866" calcext:value-type="float">
            <text:p>0.11866</text:p>
          </table:table-cell>
          <table:table-cell table:formula="of:=IF([.B22]=0;0;IF([.B22]=1;1;LN([.B22]/(1-[.B22]))+0.5))" office:value-type="float" office:value="-1.50518121574088" calcext:value-type="float">
            <text:p>-1.50518121574088</text:p>
          </table:table-cell>
          <table:table-cell table:formula="of:=IF([.B22]=0;0;IF([.B22]=1;1;[.C22]+0.00378648272348919 ))" office:value-type="float" office:value="-1.50139473301739" calcext:value-type="float">
            <text:p>-1.50139473301739</text:p>
          </table:table-cell>
          <table:table-cell table:formula="of:=IF([.B22]=0;0;IF([.B22]=1;1;1/(1+EXP(-[.D22]+0.5))))" office:value-type="float" office:value="0.119056561759104" calcext:value-type="float">
            <text:p>0.11905656175910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5857" calcext:value-type="float">
            <text:p>0.195857</text:p>
          </table:table-cell>
          <table:table-cell table:formula="of:=IF([.B23]=0;0;IF([.B23]=1;1;LN([.B23]/(1-[.B23]))+0.5))" office:value-type="float" office:value="-0.912392312948013" calcext:value-type="float">
            <text:p>-0.912392312948013</text:p>
          </table:table-cell>
          <table:table-cell table:formula="of:=IF([.B23]=0;0;IF([.B23]=1;1;[.C23]+0.00378648272348919 ))" office:value-type="float" office:value="-0.908605830224524" calcext:value-type="float">
            <text:p>-0.908605830224524</text:p>
          </table:table-cell>
          <table:table-cell table:formula="of:=IF([.B23]=0;0;IF([.B23]=1;1;1/(1+EXP(-[.D23]+0.5))))" office:value-type="float" office:value="0.196454046668949" calcext:value-type="float">
            <text:p>0.196454046668949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61463" calcext:value-type="float">
            <text:p>0.661463</text:p>
          </table:table-cell>
          <table:table-cell table:formula="of:=IF([.B24]=0;0;IF([.B24]=1;1;LN([.B24]/(1-[.B24]))+0.5))" office:value-type="float" office:value="1.16982065636657" calcext:value-type="float">
            <text:p>1.16982065636657</text:p>
          </table:table-cell>
          <table:table-cell table:formula="of:=IF([.B24]=0;0;IF([.B24]=1;1;[.C24]+0.00378648272348919 ))" office:value-type="float" office:value="1.17360713909006" calcext:value-type="float">
            <text:p>1.17360713909006</text:p>
          </table:table-cell>
          <table:table-cell table:formula="of:=IF([.B24]=0;0;IF([.B24]=1;1;1/(1+EXP(-[.D24]+0.5))))" office:value-type="float" office:value="0.662310386853768" calcext:value-type="float">
            <text:p>0.662310386853768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35799" calcext:value-type="float">
            <text:p>0.000235799</text:p>
          </table:table-cell>
          <table:table-cell table:formula="of:=IF([.B25]=0;0;IF([.B25]=1;1;LN([.B25]/(1-[.B25]))+0.5))" office:value-type="float" office:value="-7.85229498394715" calcext:value-type="float">
            <text:p>-7.85229498394715</text:p>
          </table:table-cell>
          <table:table-cell table:formula="of:=IF([.B25]=0;0;IF([.B25]=1;1;[.C25]+0.00378648272348919 ))" office:value-type="float" office:value="-7.84850850122366" calcext:value-type="float">
            <text:p>-7.84850850122366</text:p>
          </table:table-cell>
          <table:table-cell table:formula="of:=IF([.B25]=0;0;IF([.B25]=1;1;1/(1+EXP(-[.D25]+0.5))))" office:value-type="float" office:value="0.000236693329621648" calcext:value-type="float">
            <text:p>0.000236693329621648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7413" calcext:value-type="float">
            <text:p>0.0267413</text:p>
          </table:table-cell>
          <table:table-cell table:formula="of:=IF([.B26]=0;0;IF([.B26]=1;1;LN([.B26]/(1-[.B26]))+0.5))" office:value-type="float" office:value="-3.09444073877489" calcext:value-type="float">
            <text:p>-3.09444073877489</text:p>
          </table:table-cell>
          <table:table-cell table:formula="of:=IF([.B26]=0;0;IF([.B26]=1;1;[.C26]+0.00378648272348919 ))" office:value-type="float" office:value="-3.0906542560514" calcext:value-type="float">
            <text:p>-3.0906542560514</text:p>
          </table:table-cell>
          <table:table-cell table:formula="of:=IF([.B26]=0;0;IF([.B26]=1;1;1/(1+EXP(-[.D26]+0.5))))" office:value-type="float" office:value="0.0268400245626101" calcext:value-type="float">
            <text:p>0.026840024562610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08761" calcext:value-type="float">
            <text:p>0.308761</text:p>
          </table:table-cell>
          <table:table-cell table:formula="of:=IF([.B27]=0;0;IF([.B27]=1;1;LN([.B27]/(1-[.B27]))+0.5))" office:value-type="float" office:value="-0.305918124671299" calcext:value-type="float">
            <text:p>-0.305918124671299</text:p>
          </table:table-cell>
          <table:table-cell table:formula="of:=IF([.B27]=0;0;IF([.B27]=1;1;[.C27]+0.00378648272348919 ))" office:value-type="float" office:value="-0.30213164194781" calcext:value-type="float">
            <text:p>-0.30213164194781</text:p>
          </table:table-cell>
          <table:table-cell table:formula="of:=IF([.B27]=0;0;IF([.B27]=1;1;1/(1+EXP(-[.D27]+0.5))))" office:value-type="float" office:value="0.309569724740117" calcext:value-type="float">
            <text:p>0.30956972474011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04017" calcext:value-type="float">
            <text:p>0.504017</text:p>
          </table:table-cell>
          <table:table-cell table:formula="of:=IF([.B28]=0;0;IF([.B28]=1;1;LN([.B28]/(1-[.B28]))+0.5))" office:value-type="float" office:value="0.516068345717244" calcext:value-type="float">
            <text:p>0.516068345717244</text:p>
          </table:table-cell>
          <table:table-cell table:formula="of:=IF([.B28]=0;0;IF([.B28]=1;1;[.C28]+0.00378648272348919 ))" office:value-type="float" office:value="0.519854828440734" calcext:value-type="float">
            <text:p>0.519854828440734</text:p>
          </table:table-cell>
          <table:table-cell table:formula="of:=IF([.B28]=0;0;IF([.B28]=1;1;1/(1+EXP(-[.D28]+0.5))))" office:value-type="float" office:value="0.504963544052954" calcext:value-type="float">
            <text:p>0.50496354405295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45299" calcext:value-type="float">
            <text:p>0.0345299</text:p>
          </table:table-cell>
          <table:table-cell table:formula="of:=IF([.B29]=0;0;IF([.B29]=1;1;LN([.B29]/(1-[.B29]))+0.5))" office:value-type="float" office:value="-2.83078951761362" calcext:value-type="float">
            <text:p>-2.83078951761362</text:p>
          </table:table-cell>
          <table:table-cell table:formula="of:=IF([.B29]=0;0;IF([.B29]=1;1;[.C29]+0.00378648272348919 ))" office:value-type="float" office:value="-2.82700303489013" calcext:value-type="float">
            <text:p>-2.82700303489013</text:p>
          </table:table-cell>
          <table:table-cell table:formula="of:=IF([.B29]=0;0;IF([.B29]=1;1;1/(1+EXP(-[.D29]+0.5))))" office:value-type="float" office:value="0.0346563549184651" calcext:value-type="float">
            <text:p>0.034656354918465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94818" calcext:value-type="float">
            <text:p>0.0000094818</text:p>
          </table:table-cell>
          <table:table-cell table:formula="of:=IF([.B30]=0;0;IF([.B30]=1;1;LN([.B30]/(1-[.B30]))+0.5))" office:value-type="float" office:value="-11.0661269044583" calcext:value-type="float">
            <text:p>-11.0661269044583</text:p>
          </table:table-cell>
          <table:table-cell table:formula="of:=IF([.B30]=0;0;IF([.B30]=1;1;[.C30]+0.00378648272348919 ))" office:value-type="float" office:value="-11.0623404217349" calcext:value-type="float">
            <text:p>-11.0623404217349</text:p>
          </table:table-cell>
          <table:table-cell table:formula="of:=IF([.B30]=0;0;IF([.B30]=1;1;1/(1+EXP(-[.D30]+0.5))))" office:value-type="float" office:value="0.00000951777038782326" calcext:value-type="float">
            <text:p>9.51777038782326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1]=0;0;IF([.B31]=1;1;LN([.B31]/(1-[.B31]))+0.5))" office:value-type="float" office:value="1" calcext:value-type="float">
            <text:p>1</text:p>
          </table:table-cell>
          <table:table-cell table:formula="of:=IF([.B31]=0;0;IF([.B31]=1;1;[.C31]+0.00378648272348919 ))" office:value-type="float" office:value="1" calcext:value-type="float">
            <text:p>1</text:p>
          </table:table-cell>
          <table:table-cell table:formula="of:=IF([.B31]=0;0;IF([.B31]=1;1;1/(1+EXP(-[.D31]+0.5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2]=0;0;IF([.B32]=1;1;LN([.B32]/(1-[.B32]))+0.5))" office:value-type="float" office:value="1" calcext:value-type="float">
            <text:p>1</text:p>
          </table:table-cell>
          <table:table-cell table:formula="of:=IF([.B32]=0;0;IF([.B32]=1;1;[.C32]+0.00378648272348919 ))" office:value-type="float" office:value="1" calcext:value-type="float">
            <text:p>1</text:p>
          </table:table-cell>
          <table:table-cell table:formula="of:=IF([.B32]=0;0;IF([.B32]=1;1;1/(1+EXP(-[.D32]+0.5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718786" calcext:value-type="float">
            <text:p>0.0000718786</text:p>
          </table:table-cell>
          <table:table-cell table:formula="of:=IF([.B33]=0;0;IF([.B33]=1;1;LN([.B33]/(1-[.B33]))+0.5))" office:value-type="float" office:value="-9.04046009196116" calcext:value-type="float">
            <text:p>-9.04046009196116</text:p>
          </table:table-cell>
          <table:table-cell table:formula="of:=IF([.B33]=0;0;IF([.B33]=1;1;[.C33]+0.00378648272348919 ))" office:value-type="float" office:value="-9.03667360923767" calcext:value-type="float">
            <text:p>-9.03667360923767</text:p>
          </table:table-cell>
          <table:table-cell table:formula="of:=IF([.B33]=0;0;IF([.B33]=1;1;1/(1+EXP(-[.D33]+0.5))))" office:value-type="float" office:value="0.0000721512633316128" calcext:value-type="float">
            <text:p>7.21512633316128E-0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989388" calcext:value-type="float">
            <text:p>0.0989388</text:p>
          </table:table-cell>
          <table:table-cell table:formula="of:=IF([.B34]=0;0;IF([.B34]=1;1;LN([.B34]/(1-[.B34]))+0.5))" office:value-type="float" office:value="-1.70907170266663" calcext:value-type="float">
            <text:p>-1.70907170266663</text:p>
          </table:table-cell>
          <table:table-cell table:formula="of:=IF([.B34]=0;0;IF([.B34]=1;1;[.C34]+0.00378648272348919 ))" office:value-type="float" office:value="-1.70528521994314" calcext:value-type="float">
            <text:p>-1.70528521994314</text:p>
          </table:table-cell>
          <table:table-cell table:formula="of:=IF([.B34]=0;0;IF([.B34]=1;1;1/(1+EXP(-[.D34]+0.5))))" office:value-type="float" office:value="0.0992768776131653" calcext:value-type="float">
            <text:p>0.0992768776131653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415094" calcext:value-type="float">
            <text:p>0.00000415094</text:p>
          </table:table-cell>
          <table:table-cell table:formula="of:=IF([.B35]=0;0;IF([.B35]=1;1;LN([.B35]/(1-[.B35]))+0.5))" office:value-type="float" office:value="-11.8921715923976" calcext:value-type="float">
            <text:p>-11.8921715923976</text:p>
          </table:table-cell>
          <table:table-cell table:formula="of:=IF([.B35]=0;0;IF([.B35]=1;1;[.C35]+0.00378648272348919 ))" office:value-type="float" office:value="-11.8883851096741" calcext:value-type="float">
            <text:p>-11.8883851096741</text:p>
          </table:table-cell>
          <table:table-cell table:formula="of:=IF([.B35]=0;0;IF([.B35]=1;1;1/(1+EXP(-[.D35]+0.5))))" office:value-type="float" office:value="0.00000416668719152628" calcext:value-type="float">
            <text:p>4.16668719152628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96718" calcext:value-type="float">
            <text:p>0.0096718</text:p>
          </table:table-cell>
          <table:table-cell table:formula="of:=IF([.B36]=0;0;IF([.B36]=1;1;LN([.B36]/(1-[.B36]))+0.5))" office:value-type="float" office:value="-4.12882196848894" calcext:value-type="float">
            <text:p>-4.12882196848894</text:p>
          </table:table-cell>
          <table:table-cell table:formula="of:=IF([.B36]=0;0;IF([.B36]=1;1;[.C36]+0.00378648272348919 ))" office:value-type="float" office:value="-4.12503548576545" calcext:value-type="float">
            <text:p>-4.12503548576545</text:p>
          </table:table-cell>
          <table:table-cell table:formula="of:=IF([.B36]=0;0;IF([.B36]=1;1;1/(1+EXP(-[.D36]+0.5))))" office:value-type="float" office:value="0.00970813531938414" calcext:value-type="float">
            <text:p>0.0097081353193841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36876" calcext:value-type="float">
            <text:p>0.000336876</text:p>
          </table:table-cell>
          <table:table-cell table:formula="of:=IF([.B37]=0;0;IF([.B37]=1;1;LN([.B37]/(1-[.B37]))+0.5))" office:value-type="float" office:value="-7.49545871508984" calcext:value-type="float">
            <text:p>-7.49545871508984</text:p>
          </table:table-cell>
          <table:table-cell table:formula="of:=IF([.B37]=0;0;IF([.B37]=1;1;[.C37]+0.00378648272348919 ))" office:value-type="float" office:value="-7.49167223236635" calcext:value-type="float">
            <text:p>-7.49167223236635</text:p>
          </table:table-cell>
          <table:table-cell table:formula="of:=IF([.B37]=0;0;IF([.B37]=1;1;1/(1+EXP(-[.D37]+0.5))))" office:value-type="float" office:value="0.000338153561018626" calcext:value-type="float">
            <text:p>0.00033815356101862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5051" calcext:value-type="float">
            <text:p>0.0025051</text:p>
          </table:table-cell>
          <table:table-cell table:formula="of:=IF([.B38]=0;0;IF([.B38]=1;1;LN([.B38]/(1-[.B38]))+0.5))" office:value-type="float" office:value="-5.48691838206927" calcext:value-type="float">
            <text:p>-5.48691838206927</text:p>
          </table:table-cell>
          <table:table-cell table:formula="of:=IF([.B38]=0;0;IF([.B38]=1;1;[.C38]+0.00378648272348919 ))" office:value-type="float" office:value="-5.48313189934578" calcext:value-type="float">
            <text:p>-5.48313189934578</text:p>
          </table:table-cell>
          <table:table-cell table:formula="of:=IF([.B38]=0;0;IF([.B38]=1;1;1/(1+EXP(-[.D38]+0.5))))" office:value-type="float" office:value="0.00251457960162865" calcext:value-type="float">
            <text:p>0.0025145796016286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03167" calcext:value-type="float">
            <text:p>0.0103167</text:p>
          </table:table-cell>
          <table:table-cell table:formula="of:=IF([.B39]=0;0;IF([.B39]=1;1;LN([.B39]/(1-[.B39]))+0.5))" office:value-type="float" office:value="-4.06362105148509" calcext:value-type="float">
            <text:p>-4.06362105148509</text:p>
          </table:table-cell>
          <table:table-cell table:formula="of:=IF([.B39]=0;0;IF([.B39]=1;1;[.C39]+0.00378648272348919 ))" office:value-type="float" office:value="-4.0598345687616" calcext:value-type="float">
            <text:p>-4.0598345687616</text:p>
          </table:table-cell>
          <table:table-cell table:formula="of:=IF([.B39]=0;0;IF([.B39]=1;1;1/(1+EXP(-[.D39]+0.5))))" office:value-type="float" office:value="0.0103554327658194" calcext:value-type="float">
            <text:p>0.010355432765819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753077" calcext:value-type="float">
            <text:p>0.000753077</text:p>
          </table:table-cell>
          <table:table-cell table:formula="of:=IF([.B40]=0;0;IF([.B40]=1;1;LN([.B40]/(1-[.B40]))+0.5))" office:value-type="float" office:value="-6.69058971705129" calcext:value-type="float">
            <text:p>-6.69058971705129</text:p>
          </table:table-cell>
          <table:table-cell table:formula="of:=IF([.B40]=0;0;IF([.B40]=1;1;[.C40]+0.00378648272348919 ))" office:value-type="float" office:value="-6.6868032343278" calcext:value-type="float">
            <text:p>-6.6868032343278</text:p>
          </table:table-cell>
          <table:table-cell table:formula="of:=IF([.B40]=0;0;IF([.B40]=1;1;1/(1+EXP(-[.D40]+0.5))))" office:value-type="float" office:value="0.000755931758837361" calcext:value-type="float">
            <text:p>0.00075593175883736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38123" calcext:value-type="float">
            <text:p>0.438123</text:p>
          </table:table-cell>
          <table:table-cell table:formula="of:=IF([.B41]=0;0;IF([.B41]=1;1;LN([.B41]/(1-[.B41]))+0.5))" office:value-type="float" office:value="0.251216728141043" calcext:value-type="float">
            <text:p>0.251216728141043</text:p>
          </table:table-cell>
          <table:table-cell table:formula="of:=IF([.B41]=0;0;IF([.B41]=1;1;[.C41]+0.00378648272348919 ))" office:value-type="float" office:value="0.255003210864532" calcext:value-type="float">
            <text:p>0.255003210864532</text:p>
          </table:table-cell>
          <table:table-cell table:formula="of:=IF([.B41]=0;0;IF([.B41]=1;1;1/(1+EXP(-[.D41]+0.5))))" office:value-type="float" office:value="0.439055340465304" calcext:value-type="float">
            <text:p>0.43905534046530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45882" calcext:value-type="float">
            <text:p>0.845882</text:p>
          </table:table-cell>
          <table:table-cell table:formula="of:=IF([.B42]=0;0;IF([.B42]=1;1;LN([.B42]/(1-[.B42]))+0.5))" office:value-type="float" office:value="2.20266132719992" calcext:value-type="float">
            <text:p>2.20266132719992</text:p>
          </table:table-cell>
          <table:table-cell table:formula="of:=IF([.B42]=0;0;IF([.B42]=1;1;[.C42]+0.00378648272348919 ))" office:value-type="float" office:value="2.20644780992341" calcext:value-type="float">
            <text:p>2.20644780992341</text:p>
          </table:table-cell>
          <table:table-cell table:formula="of:=IF([.B42]=0;0;IF([.B42]=1;1;1/(1+EXP(-[.D42]+0.5))))" office:value-type="float" office:value="0.846374981016936" calcext:value-type="float">
            <text:p>0.84637498101693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777395" calcext:value-type="float">
            <text:p>0.000777395</text:p>
          </table:table-cell>
          <table:table-cell table:formula="of:=IF([.B43]=0;0;IF([.B43]=1;1;LN([.B43]/(1-[.B43]))+0.5))" office:value-type="float" office:value="-6.65878427393404" calcext:value-type="float">
            <text:p>-6.65878427393404</text:p>
          </table:table-cell>
          <table:table-cell table:formula="of:=IF([.B43]=0;0;IF([.B43]=1;1;[.C43]+0.00378648272348919 ))" office:value-type="float" office:value="-6.65499779121055" calcext:value-type="float">
            <text:p>-6.65499779121055</text:p>
          </table:table-cell>
          <table:table-cell table:formula="of:=IF([.B43]=0;0;IF([.B43]=1;1;1/(1+EXP(-[.D43]+0.5))))" office:value-type="float" office:value="0.000780341871345998" calcext:value-type="float">
            <text:p>0.000780341871345998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02125" calcext:value-type="float">
            <text:p>0.0602125</text:p>
          </table:table-cell>
          <table:table-cell table:formula="of:=IF([.B44]=0;0;IF([.B44]=1;1;LN([.B44]/(1-[.B44]))+0.5))" office:value-type="float" office:value="-2.24777381392164" calcext:value-type="float">
            <text:p>-2.24777381392164</text:p>
          </table:table-cell>
          <table:table-cell table:formula="of:=IF([.B44]=0;0;IF([.B44]=1;1;[.C44]+0.00378648272348919 ))" office:value-type="float" office:value="-2.24398733119815" calcext:value-type="float">
            <text:p>-2.24398733119815</text:p>
          </table:table-cell>
          <table:table-cell table:formula="of:=IF([.B44]=0;0;IF([.B44]=1;1;1/(1+EXP(-[.D44]+0.5))))" office:value-type="float" office:value="0.0604271226703857" calcext:value-type="float">
            <text:p>0.0604271226703857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0509" calcext:value-type="float">
            <text:p>0.020509</text:p>
          </table:table-cell>
          <table:table-cell table:formula="of:=IF([.B45]=0;0;IF([.B45]=1;1;LN([.B45]/(1-[.B45]))+0.5))" office:value-type="float" office:value="-3.36616923478938" calcext:value-type="float">
            <text:p>-3.36616923478938</text:p>
          </table:table-cell>
          <table:table-cell table:formula="of:=IF([.B45]=0;0;IF([.B45]=1;1;[.C45]+0.00378648272348919 ))" office:value-type="float" office:value="-3.36238275206589" calcext:value-type="float">
            <text:p>-3.36238275206589</text:p>
          </table:table-cell>
          <table:table-cell table:formula="of:=IF([.B45]=0;0;IF([.B45]=1;1;1/(1+EXP(-[.D45]+0.5))))" office:value-type="float" office:value="0.0205852025684403" calcext:value-type="float">
            <text:p>0.0205852025684403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6572" calcext:value-type="float">
            <text:p>0.0016572</text:p>
          </table:table-cell>
          <table:table-cell table:formula="of:=IF([.B46]=0;0;IF([.B46]=1;1;LN([.B46]/(1-[.B46]))+0.5))" office:value-type="float" office:value="-5.90096727308616" calcext:value-type="float">
            <text:p>-5.90096727308616</text:p>
          </table:table-cell>
          <table:table-cell table:formula="of:=IF([.B46]=0;0;IF([.B46]=1;1;[.C46]+0.00378648272348919 ))" office:value-type="float" office:value="-5.89718079036267" calcext:value-type="float">
            <text:p>-5.89718079036267</text:p>
          </table:table-cell>
          <table:table-cell table:formula="of:=IF([.B46]=0;0;IF([.B46]=1;1;1/(1+EXP(-[.D46]+0.5))))" office:value-type="float" office:value="0.00166347639615675" calcext:value-type="float">
            <text:p>0.00166347639615675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16251" calcext:value-type="float">
            <text:p>0.0616251</text:p>
          </table:table-cell>
          <table:table-cell table:formula="of:=IF([.B47]=0;0;IF([.B47]=1;1;LN([.B47]/(1-[.B47]))+0.5))" office:value-type="float" office:value="-2.22308029424637" calcext:value-type="float">
            <text:p>-2.22308029424637</text:p>
          </table:table-cell>
          <table:table-cell table:formula="of:=IF([.B47]=0;0;IF([.B47]=1;1;[.C47]+0.00378648272348919 ))" office:value-type="float" office:value="-2.21929381152288" calcext:value-type="float">
            <text:p>-2.21929381152288</text:p>
          </table:table-cell>
          <table:table-cell table:formula="of:=IF([.B47]=0;0;IF([.B47]=1;1;1/(1+EXP(-[.D47]+0.5))))" office:value-type="float" office:value="0.0618444264268632" calcext:value-type="float">
            <text:p>0.0618444264268632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727223" calcext:value-type="float">
            <text:p>0.00727223</text:p>
          </table:table-cell>
          <table:table-cell table:formula="of:=IF([.B48]=0;0;IF([.B48]=1;1;LN([.B48]/(1-[.B48]))+0.5))" office:value-type="float" office:value="-4.41639349287832" calcext:value-type="float">
            <text:p>-4.41639349287832</text:p>
          </table:table-cell>
          <table:table-cell table:formula="of:=IF([.B48]=0;0;IF([.B48]=1;1;[.C48]+0.00378648272348919 ))" office:value-type="float" office:value="-4.41260701015483" calcext:value-type="float">
            <text:p>-4.41260701015483</text:p>
          </table:table-cell>
          <table:table-cell table:formula="of:=IF([.B48]=0;0;IF([.B48]=1;1;1/(1+EXP(-[.D48]+0.5))))" office:value-type="float" office:value="0.00729961698719348" calcext:value-type="float">
            <text:p>0.0072996169871934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45192" calcext:value-type="float">
            <text:p>0.00145192</text:p>
          </table:table-cell>
          <table:table-cell table:formula="of:=IF([.B49]=0;0;IF([.B49]=1;1;LN([.B49]/(1-[.B49]))+0.5))" office:value-type="float" office:value="-6.03341548545892" calcext:value-type="float">
            <text:p>-6.03341548545892</text:p>
          </table:table-cell>
          <table:table-cell table:formula="of:=IF([.B49]=0;0;IF([.B49]=1;1;[.C49]+0.00378648272348919 ))" office:value-type="float" office:value="-6.02962900273543" calcext:value-type="float">
            <text:p>-6.02962900273543</text:p>
          </table:table-cell>
          <table:table-cell table:formula="of:=IF([.B49]=0;0;IF([.B49]=1;1;1/(1+EXP(-[.D49]+0.5))))" office:value-type="float" office:value="0.0014574200639585" calcext:value-type="float">
            <text:p>0.0014574200639585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703406" calcext:value-type="float">
            <text:p>0.00000703406</text:p>
          </table:table-cell>
          <table:table-cell table:formula="of:=IF([.B50]=0;0;IF([.B50]=1;1;LN([.B50]/(1-[.B50]))+0.5))" office:value-type="float" office:value="-11.364739459867" calcext:value-type="float">
            <text:p>-11.364739459867</text:p>
          </table:table-cell>
          <table:table-cell table:formula="of:=IF([.B50]=0;0;IF([.B50]=1;1;[.C50]+0.00378648272348919 ))" office:value-type="float" office:value="-11.3609529771435" calcext:value-type="float">
            <text:p>-11.3609529771435</text:p>
          </table:table-cell>
          <table:table-cell table:formula="of:=IF([.B50]=0;0;IF([.B50]=1;1;1/(1+EXP(-[.D50]+0.5))))" office:value-type="float" office:value="0.000007060744647203" calcext:value-type="float">
            <text:p>7.060744647203E-06</text:p>
          </table:table-cell>
          <table:table-cell table:number-columns-repeated="6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656065" calcext:value-type="float">
            <text:p>0.656065</text:p>
          </table:table-cell>
          <table:table-cell table:formula="of:=IF([.B51]=0;0;IF([.B51]=1;1;LN([.B51]/(1-[.B51]))+0.5))" office:value-type="float" office:value="1.14580718337025" calcext:value-type="float">
            <text:p>1.14580718337025</text:p>
          </table:table-cell>
          <table:table-cell table:formula="of:=IF([.B51]=0;0;IF([.B51]=1;1;[.C51]+0.00378648272348919 ))" office:value-type="float" office:value="1.14959366609373" calcext:value-type="float">
            <text:p>1.14959366609373</text:p>
          </table:table-cell>
          <table:table-cell table:formula="of:=IF([.B51]=0;0;IF([.B51]=1;1;1/(1+EXP(-[.D51]+0.5))))" office:value-type="float" office:value="0.656918890415424" calcext:value-type="float">
            <text:p>0.656918890415424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929114" calcext:value-type="float">
            <text:p>0.00000929114</text:p>
          </table:table-cell>
          <table:table-cell table:formula="of:=IF([.B52]=0;0;IF([.B52]=1;1;LN([.B52]/(1-[.B52]))+0.5))" office:value-type="float" office:value="-11.0864400088898" calcext:value-type="float">
            <text:p>-11.0864400088898</text:p>
          </table:table-cell>
          <table:table-cell table:formula="of:=IF([.B52]=0;0;IF([.B52]=1;1;[.C52]+0.00378648272348919 ))" office:value-type="float" office:value="-11.0826535261663" calcext:value-type="float">
            <text:p>-11.0826535261663</text:p>
          </table:table-cell>
          <table:table-cell table:formula="of:=IF([.B52]=0;0;IF([.B52]=1;1;1/(1+EXP(-[.D52]+0.5))))" office:value-type="float" office:value="0.00000932638710214118" calcext:value-type="float">
            <text:p>9.32638710214118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3]=0;0;IF([.B53]=1;1;LN([.B53]/(1-[.B53]))+0.5))" office:value-type="float" office:value="0" calcext:value-type="float">
            <text:p>0</text:p>
          </table:table-cell>
          <table:table-cell table:formula="of:=IF([.B53]=0;0;IF([.B53]=1;1;[.C53]+0.00378648272348919 ))" office:value-type="float" office:value="0" calcext:value-type="float">
            <text:p>0</text:p>
          </table:table-cell>
          <table:table-cell table:formula="of:=IF([.B53]=0;0;IF([.B53]=1;1;1/(1+EXP(-[.D53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142" calcext:value-type="float">
            <text:p>0.926142</text:p>
          </table:table-cell>
          <table:table-cell table:formula="of:=IF([.B54]=0;0;IF([.B54]=1;1;LN([.B54]/(1-[.B54]))+0.5))" office:value-type="float" office:value="3.02888323982017" calcext:value-type="float">
            <text:p>3.02888323982017</text:p>
          </table:table-cell>
          <table:table-cell table:formula="of:=IF([.B54]=0;0;IF([.B54]=1;1;[.C54]+0.00378648272348919 ))" office:value-type="float" office:value="3.03266972254365" calcext:value-type="float">
            <text:p>3.03266972254365</text:p>
          </table:table-cell>
          <table:table-cell table:formula="of:=IF([.B54]=0;0;IF([.B54]=1;1;1/(1+EXP(-[.D54]+0.5))))" office:value-type="float" office:value="0.926400589198825" calcext:value-type="float">
            <text:p>0.9264005891988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5]=0;0;IF([.B55]=1;1;LN([.B55]/(1-[.B55]))+0.5))" office:value-type="float" office:value="1" calcext:value-type="float">
            <text:p>1</text:p>
          </table:table-cell>
          <table:table-cell table:formula="of:=IF([.B55]=0;0;IF([.B55]=1;1;[.C55]+0.00378648272348919 ))" office:value-type="float" office:value="1" calcext:value-type="float">
            <text:p>1</text:p>
          </table:table-cell>
          <table:table-cell table:formula="of:=IF([.B55]=0;0;IF([.B55]=1;1;1/(1+EXP(-[.D5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=0;0;IF([.B56]=1;1;LN([.B56]/(1-[.B56]))+0.5))" office:value-type="float" office:value="0" calcext:value-type="float">
            <text:p>0</text:p>
          </table:table-cell>
          <table:table-cell table:formula="of:=IF([.B56]=0;0;IF([.B56]=1;1;[.C56]+0.00378648272348919 ))" office:value-type="float" office:value="0" calcext:value-type="float">
            <text:p>0</text:p>
          </table:table-cell>
          <table:table-cell table:formula="of:=IF([.B56]=0;0;IF([.B56]=1;1;1/(1+EXP(-[.D56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56891" calcext:value-type="float">
            <text:p>0.556891</text:p>
          </table:table-cell>
          <table:table-cell table:formula="of:=IF([.B57]=0;0;IF([.B57]=1;1;LN([.B57]/(1-[.B57]))+0.5))" office:value-type="float" office:value="0.728553740133108" calcext:value-type="float">
            <text:p>0.728553740133108</text:p>
          </table:table-cell>
          <table:table-cell table:formula="of:=IF([.B57]=0;0;IF([.B57]=1;1;[.C57]+0.00378648272348919 ))" office:value-type="float" office:value="0.732340222856597" calcext:value-type="float">
            <text:p>0.732340222856597</text:p>
          </table:table-cell>
          <table:table-cell table:formula="of:=IF([.B57]=0;0;IF([.B57]=1;1;1/(1+EXP(-[.D57]+0.5))))" office:value-type="float" office:value="0.557825163053819" calcext:value-type="float">
            <text:p>0.557825163053819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250569" calcext:value-type="float">
            <text:p>0.250569</text:p>
          </table:table-cell>
          <table:table-cell table:formula="of:=IF([.B58]=0;0;IF([.B58]=1;1;LN([.B58]/(1-[.B58]))+0.5))" office:value-type="float" office:value="-0.595579920232917" calcext:value-type="float">
            <text:p>-0.595579920232917</text:p>
          </table:table-cell>
          <table:table-cell table:formula="of:=IF([.B58]=0;0;IF([.B58]=1;1;[.C58]+0.00378648272348919 ))" office:value-type="float" office:value="-0.591793437509428" calcext:value-type="float">
            <text:p>-0.591793437509428</text:p>
          </table:table-cell>
          <table:table-cell table:formula="of:=IF([.B58]=0;0;IF([.B58]=1;1;1/(1+EXP(-[.D58]+0.5))))" office:value-type="float" office:value="0.251280712877465" calcext:value-type="float">
            <text:p>0.251280712877465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10228" calcext:value-type="float">
            <text:p>0.0210228</text:p>
          </table:table-cell>
          <table:table-cell table:formula="of:=IF([.B59]=0;0;IF([.B59]=1;1;LN([.B59]/(1-[.B59]))+0.5))" office:value-type="float" office:value="-3.3409007901412" calcext:value-type="float">
            <text:p>-3.3409007901412</text:p>
          </table:table-cell>
          <table:table-cell table:formula="of:=IF([.B59]=0;0;IF([.B59]=1;1;[.C59]+0.00378648272348919 ))" office:value-type="float" office:value="-3.33711430741771" calcext:value-type="float">
            <text:p>-3.33711430741771</text:p>
          </table:table-cell>
          <table:table-cell table:formula="of:=IF([.B59]=0;0;IF([.B59]=1;1;1/(1+EXP(-[.D59]+0.5))))" office:value-type="float" office:value="0.0211008705006328" calcext:value-type="float">
            <text:p>0.0211008705006328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2195" calcext:value-type="float">
            <text:p>0.000002195</text:p>
          </table:table-cell>
          <table:table-cell table:formula="of:=IF([.B60]=0;0;IF([.B60]=1;1;LN([.B60]/(1-[.B60]))+0.5))" office:value-type="float" office:value="-12.5293263164347" calcext:value-type="float">
            <text:p>-12.5293263164347</text:p>
          </table:table-cell>
          <table:table-cell table:formula="of:=IF([.B60]=0;0;IF([.B60]=1;1;[.C60]+0.00378648272348919 ))" office:value-type="float" office:value="-12.5255398337112" calcext:value-type="float">
            <text:p>-12.5255398337112</text:p>
          </table:table-cell>
          <table:table-cell table:formula="of:=IF([.B60]=0;0;IF([.B60]=1;1;1/(1+EXP(-[.D60]+0.5))))" office:value-type="float" office:value="0.00000220332706646306" calcext:value-type="float">
            <text:p>2.20332706646306E-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=0;0;IF([.B61]=1;1;LN([.B61]/(1-[.B61]))+0.5))" office:value-type="float" office:value="1" calcext:value-type="float">
            <text:p>1</text:p>
          </table:table-cell>
          <table:table-cell table:formula="of:=IF([.B61]=0;0;IF([.B61]=1;1;[.C61]+0.00378648272348919 ))" office:value-type="float" office:value="1" calcext:value-type="float">
            <text:p>1</text:p>
          </table:table-cell>
          <table:table-cell table:formula="of:=IF([.B61]=0;0;IF([.B61]=1;1;1/(1+EXP(-[.D6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15454" calcext:value-type="float">
            <text:p>0.115454</text:p>
          </table:table-cell>
          <table:table-cell table:formula="of:=IF([.B62]=0;0;IF([.B62]=1;1;LN([.B62]/(1-[.B62]))+0.5))" office:value-type="float" office:value="-1.53620233679737" calcext:value-type="float">
            <text:p>-1.53620233679737</text:p>
          </table:table-cell>
          <table:table-cell table:formula="of:=IF([.B62]=0;0;IF([.B62]=1;1;[.C62]+0.00378648272348919 ))" office:value-type="float" office:value="-1.53241585407388" calcext:value-type="float">
            <text:p>-1.53241585407388</text:p>
          </table:table-cell>
          <table:table-cell table:formula="of:=IF([.B62]=0;0;IF([.B62]=1;1;1/(1+EXP(-[.D62]+0.5))))" office:value-type="float" office:value="0.115841255588543" calcext:value-type="float">
            <text:p>0.115841255588543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665904" calcext:value-type="float">
            <text:p>0.0000665904</text:p>
          </table:table-cell>
          <table:table-cell table:formula="of:=IF([.B63]=0;0;IF([.B63]=1;1;LN([.B63]/(1-[.B63]))+0.5))" office:value-type="float" office:value="-9.1168835423346" calcext:value-type="float">
            <text:p>-9.1168835423346</text:p>
          </table:table-cell>
          <table:table-cell table:formula="of:=IF([.B63]=0;0;IF([.B63]=1;1;[.C63]+0.00378648272348919 ))" office:value-type="float" office:value="-9.11309705961111" calcext:value-type="float">
            <text:p>-9.11309705961111</text:p>
          </table:table-cell>
          <table:table-cell table:formula="of:=IF([.B63]=0;0;IF([.B63]=1;1;1/(1+EXP(-[.D63]+0.5))))" office:value-type="float" office:value="0.0000668430044845776" calcext:value-type="float">
            <text:p>6.68430044845776E-05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73133" calcext:value-type="float">
            <text:p>0.973133</text:p>
          </table:table-cell>
          <table:table-cell table:formula="of:=IF([.B64]=0;0;IF([.B64]=1;1;LN([.B64]/(1-[.B64]))+0.5))" office:value-type="float" office:value="4.08962199577677" calcext:value-type="float">
            <text:p>4.08962199577677</text:p>
          </table:table-cell>
          <table:table-cell table:formula="of:=IF([.B64]=0;0;IF([.B64]=1;1;[.C64]+0.00378648272348919 ))" office:value-type="float" office:value="4.09340847850026" calcext:value-type="float">
            <text:p>4.09340847850026</text:p>
          </table:table-cell>
          <table:table-cell table:formula="of:=IF([.B64]=0;0;IF([.B64]=1;1;1/(1+EXP(-[.D64]+0.5))))" office:value-type="float" office:value="0.973231821055993" calcext:value-type="float">
            <text:p>0.973231821055993</text:p>
          </table:table-cell>
          <table:table-cell table:number-columns-repeated="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316501" calcext:value-type="float">
            <text:p>0.316501</text:p>
          </table:table-cell>
          <table:table-cell table:formula="of:=IF([.B65]=0;0;IF([.B65]=1;1;LN([.B65]/(1-[.B65]))+0.5))" office:value-type="float" office:value="-0.269898791968242" calcext:value-type="float">
            <text:p>-0.269898791968242</text:p>
          </table:table-cell>
          <table:table-cell table:formula="of:=IF([.B65]=0;0;IF([.B65]=1;1;[.C65]+0.00378648272348919 ))" office:value-type="float" office:value="-0.266112309244753" calcext:value-type="float">
            <text:p>-0.266112309244753</text:p>
          </table:table-cell>
          <table:table-cell table:formula="of:=IF([.B65]=0;0;IF([.B65]=1;1;1/(1+EXP(-[.D65]+0.5))))" office:value-type="float" office:value="0.317320691232679" calcext:value-type="float">
            <text:p>0.317320691232679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26019" calcext:value-type="float">
            <text:p>0.126019</text:p>
          </table:table-cell>
          <table:table-cell table:formula="of:=IF([.B66]=0;0;IF([.B66]=1;1;LN([.B66]/(1-[.B66]))+0.5))" office:value-type="float" office:value="-1.43662594705475" calcext:value-type="float">
            <text:p>-1.43662594705475</text:p>
          </table:table-cell>
          <table:table-cell table:formula="of:=IF([.B66]=0;0;IF([.B66]=1;1;[.C66]+0.00378648272348919 ))" office:value-type="float" office:value="-1.43283946433126" calcext:value-type="float">
            <text:p>-1.43283946433126</text:p>
          </table:table-cell>
          <table:table-cell table:formula="of:=IF([.B66]=0;0;IF([.B66]=1;1;1/(1+EXP(-[.D66]+0.5))))" office:value-type="float" office:value="0.126436627327204" calcext:value-type="float">
            <text:p>0.126436627327204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5332" calcext:value-type="float">
            <text:p>0.0015332</text:p>
          </table:table-cell>
          <table:table-cell table:formula="of:=IF([.B67]=0;0;IF([.B67]=1;1;LN([.B67]/(1-[.B67]))+0.5))" office:value-type="float" office:value="-5.97886384790401" calcext:value-type="float">
            <text:p>-5.97886384790401</text:p>
          </table:table-cell>
          <table:table-cell table:formula="of:=IF([.B67]=0;0;IF([.B67]=1;1;[.C67]+0.00378648272348919 ))" office:value-type="float" office:value="-5.97507736518052" calcext:value-type="float">
            <text:p>-5.97507736518052</text:p>
          </table:table-cell>
          <table:table-cell table:formula="of:=IF([.B67]=0;0;IF([.B67]=1;1;1/(1+EXP(-[.D67]+0.5))))" office:value-type="float" office:value="0.00153900748874242" calcext:value-type="float">
            <text:p>0.00153900748874242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66955" calcext:value-type="float">
            <text:p>0.566955</text:p>
          </table:table-cell>
          <table:table-cell table:formula="of:=IF([.B68]=0;0;IF([.B68]=1;1;LN([.B68]/(1-[.B68]))+0.5))" office:value-type="float" office:value="0.769438286799268" calcext:value-type="float">
            <text:p>0.769438286799268</text:p>
          </table:table-cell>
          <table:table-cell table:formula="of:=IF([.B68]=0;0;IF([.B68]=1;1;[.C68]+0.00378648272348919 ))" office:value-type="float" office:value="0.773224769522757" calcext:value-type="float">
            <text:p>0.773224769522757</text:p>
          </table:table-cell>
          <table:table-cell table:formula="of:=IF([.B68]=0;0;IF([.B68]=1;1;1/(1+EXP(-[.D68]+0.5))))" office:value-type="float" office:value="0.567884409246799" calcext:value-type="float">
            <text:p>0.567884409246799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664024" calcext:value-type="float">
            <text:p>0.0664024</text:p>
          </table:table-cell>
          <table:table-cell table:formula="of:=IF([.B69]=0;0;IF([.B69]=1;1;LN([.B69]/(1-[.B69]))+0.5))" office:value-type="float" office:value="-2.14331230986745" calcext:value-type="float">
            <text:p>-2.14331230986745</text:p>
          </table:table-cell>
          <table:table-cell table:formula="of:=IF([.B69]=0;0;IF([.B69]=1;1;[.C69]+0.00378648272348919 ))" office:value-type="float" office:value="-2.13952582714396" calcext:value-type="float">
            <text:p>-2.13952582714396</text:p>
          </table:table-cell>
          <table:table-cell table:formula="of:=IF([.B69]=0;0;IF([.B69]=1;1;1/(1+EXP(-[.D69]+0.5))))" office:value-type="float" office:value="0.0666375216267557" calcext:value-type="float">
            <text:p>0.0666375216267557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514" calcext:value-type="float">
            <text:p>0.926514</text:p>
          </table:table-cell>
          <table:table-cell table:formula="of:=IF([.B70]=0;0;IF([.B70]=1;1;LN([.B70]/(1-[.B70]))+0.5))" office:value-type="float" office:value="3.03433424435724" calcext:value-type="float">
            <text:p>3.03433424435724</text:p>
          </table:table-cell>
          <table:table-cell table:formula="of:=IF([.B70]=0;0;IF([.B70]=1;1;[.C70]+0.00378648272348919 ))" office:value-type="float" office:value="3.03812072708073" calcext:value-type="float">
            <text:p>3.03812072708073</text:p>
          </table:table-cell>
          <table:table-cell table:formula="of:=IF([.B70]=0;0;IF([.B70]=1;1;1/(1+EXP(-[.D70]+0.5))))" office:value-type="float" office:value="0.926771389746115" calcext:value-type="float">
            <text:p>0.92677138974611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925214" calcext:value-type="float">
            <text:p>0.00000925214</text:p>
          </table:table-cell>
          <table:table-cell table:formula="of:=IF([.B71]=0;0;IF([.B71]=1;1;LN([.B71]/(1-[.B71]))+0.5))" office:value-type="float" office:value="-11.0906464296634" calcext:value-type="float">
            <text:p>-11.0906464296634</text:p>
          </table:table-cell>
          <table:table-cell table:formula="of:=IF([.B71]=0;0;IF([.B71]=1;1;[.C71]+0.00378648272348919 ))" office:value-type="float" office:value="-11.0868599469399" calcext:value-type="float">
            <text:p>-11.0868599469399</text:p>
          </table:table-cell>
          <table:table-cell table:formula="of:=IF([.B71]=0;0;IF([.B71]=1;1;1/(1+EXP(-[.D71]+0.5))))" office:value-type="float" office:value="0.00000928723915213538" calcext:value-type="float">
            <text:p>9.28723915213538E-06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935446" calcext:value-type="float">
            <text:p>0.0935446</text:p>
          </table:table-cell>
          <table:table-cell table:formula="of:=IF([.B72]=0;0;IF([.B72]=1;1;LN([.B72]/(1-[.B72]))+0.5))" office:value-type="float" office:value="-1.77110350085256" calcext:value-type="float">
            <text:p>-1.77110350085256</text:p>
          </table:table-cell>
          <table:table-cell table:formula="of:=IF([.B72]=0;0;IF([.B72]=1;1;[.C72]+0.00378648272348919 ))" office:value-type="float" office:value="-1.76731701812907" calcext:value-type="float">
            <text:p>-1.76731701812907</text:p>
          </table:table-cell>
          <table:table-cell table:formula="of:=IF([.B72]=0;0;IF([.B72]=1;1;1/(1+EXP(-[.D72]+0.5))))" office:value-type="float" office:value="0.0938661655625183" calcext:value-type="float">
            <text:p>0.0938661655625183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9946" calcext:value-type="float">
            <text:p>0.59946</text:p>
          </table:table-cell>
          <table:table-cell table:formula="of:=IF([.B73]=0;0;IF([.B73]=1;1;LN([.B73]/(1-[.B73]))+0.5))" office:value-type="float" office:value="0.903215613295705" calcext:value-type="float">
            <text:p>0.903215613295705</text:p>
          </table:table-cell>
          <table:table-cell table:formula="of:=IF([.B73]=0;0;IF([.B73]=1;1;[.C73]+0.00378648272348919 ))" office:value-type="float" office:value="0.907002096019194" calcext:value-type="float">
            <text:p>0.907002096019194</text:p>
          </table:table-cell>
          <table:table-cell table:formula="of:=IF([.B73]=0;0;IF([.B73]=1;1;1/(1+EXP(-[.D73]+0.5))))" office:value-type="float" office:value="0.600368820338801" calcext:value-type="float">
            <text:p>0.600368820338801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43431" calcext:value-type="float">
            <text:p>0.943431</text:p>
          </table:table-cell>
          <table:table-cell table:formula="of:=IF([.B74]=0;0;IF([.B74]=1;1;LN([.B74]/(1-[.B74]))+0.5))" office:value-type="float" office:value="3.3140620981941" calcext:value-type="float">
            <text:p>3.3140620981941</text:p>
          </table:table-cell>
          <table:table-cell table:formula="of:=IF([.B74]=0;0;IF([.B74]=1;1;[.C74]+0.00378648272348919 ))" office:value-type="float" office:value="3.31784858091759" calcext:value-type="float">
            <text:p>3.31784858091759</text:p>
          </table:table-cell>
          <table:table-cell table:formula="of:=IF([.B74]=0;0;IF([.B74]=1;1;1/(1+EXP(-[.D74]+0.5))))" office:value-type="float" office:value="0.943632741626408" calcext:value-type="float">
            <text:p>0.943632741626408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75151" calcext:value-type="float">
            <text:p>0.00275151</text:p>
          </table:table-cell>
          <table:table-cell table:formula="of:=IF([.B75]=0;0;IF([.B75]=1;1;LN([.B75]/(1-[.B75]))+0.5))" office:value-type="float" office:value="-5.3928501247281" calcext:value-type="float">
            <text:p>-5.3928501247281</text:p>
          </table:table-cell>
          <table:table-cell table:formula="of:=IF([.B75]=0;0;IF([.B75]=1;1;[.C75]+0.00378648272348919 ))" office:value-type="float" office:value="-5.38906364200461" calcext:value-type="float">
            <text:p>-5.38906364200461</text:p>
          </table:table-cell>
          <table:table-cell table:formula="of:=IF([.B75]=0;0;IF([.B75]=1;1;1/(1+EXP(-[.D75]+0.5))))" office:value-type="float" office:value="0.00276191946508882" calcext:value-type="float">
            <text:p>0.00276191946508882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249473" calcext:value-type="float">
            <text:p>0.000000249473</text:p>
          </table:table-cell>
          <table:table-cell table:formula="of:=IF([.B76]=0;0;IF([.B76]=1;1;LN([.B76]/(1-[.B76]))+0.5))" office:value-type="float" office:value="-14.7039148945705" calcext:value-type="float">
            <text:p>-14.7039148945705</text:p>
          </table:table-cell>
          <table:table-cell table:formula="of:=IF([.B76]=0;0;IF([.B76]=1;1;[.C76]+0.00378648272348919 ))" office:value-type="float" office:value="-14.700128411847" calcext:value-type="float">
            <text:p>-14.700128411847</text:p>
          </table:table-cell>
          <table:table-cell table:formula="of:=IF([.B76]=0;0;IF([.B76]=1;1;1/(1+EXP(-[.D76]+0.5))))" office:value-type="float" office:value="0.00000025041941563038" calcext:value-type="float">
            <text:p>2.50419415630376E-07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1705" calcext:value-type="float">
            <text:p>0.0121705</text:p>
          </table:table-cell>
          <table:table-cell table:formula="of:=IF([.B77]=0;0;IF([.B77]=1;1;LN([.B77]/(1-[.B77]))+0.5))" office:value-type="float" office:value="-3.89649512121577" calcext:value-type="float">
            <text:p>-3.89649512121577</text:p>
          </table:table-cell>
          <table:table-cell table:formula="of:=IF([.B77]=0;0;IF([.B77]=1;1;[.C77]+0.00378648272348919 ))" office:value-type="float" office:value="-3.89270863849228" calcext:value-type="float">
            <text:p>-3.89270863849228</text:p>
          </table:table-cell>
          <table:table-cell table:formula="of:=IF([.B77]=0;0;IF([.B77]=1;1;1/(1+EXP(-[.D77]+0.5))))" office:value-type="float" office:value="0.012216106718436" calcext:value-type="float">
            <text:p>0.012216106718436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687305" calcext:value-type="float">
            <text:p>0.0000687305</text:p>
          </table:table-cell>
          <table:table-cell table:formula="of:=IF([.B78]=0;0;IF([.B78]=1;1;LN([.B78]/(1-[.B78]))+0.5))" office:value-type="float" office:value="-9.08524876515158" calcext:value-type="float">
            <text:p>-9.08524876515158</text:p>
          </table:table-cell>
          <table:table-cell table:formula="of:=IF([.B78]=0;0;IF([.B78]=1;1;[.C78]+0.00378648272348919 ))" office:value-type="float" office:value="-9.08146228242809" calcext:value-type="float">
            <text:p>-9.08146228242809</text:p>
          </table:table-cell>
          <table:table-cell table:formula="of:=IF([.B78]=0;0;IF([.B78]=1;1;1/(1+EXP(-[.D78]+0.5))))" office:value-type="float" office:value="0.0000689912221946137" calcext:value-type="float">
            <text:p>6.89912221946137E-05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22714" calcext:value-type="float">
            <text:p>0.122714</text:p>
          </table:table-cell>
          <table:table-cell table:formula="of:=IF([.B79]=0;0;IF([.B79]=1;1;LN([.B79]/(1-[.B79]))+0.5))" office:value-type="float" office:value="-1.46697660631637" calcext:value-type="float">
            <text:p>-1.46697660631637</text:p>
          </table:table-cell>
          <table:table-cell table:formula="of:=IF([.B79]=0;0;IF([.B79]=1;1;[.C79]+0.00378648272348919 ))" office:value-type="float" office:value="-1.46319012359288" calcext:value-type="float">
            <text:p>-1.46319012359288</text:p>
          </table:table-cell>
          <table:table-cell table:formula="of:=IF([.B79]=0;0;IF([.B79]=1;1;1/(1+EXP(-[.D79]+0.5))))" office:value-type="float" office:value="0.123122217522346" calcext:value-type="float">
            <text:p>0.123122217522346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8947" calcext:value-type="float">
            <text:p>0.0148947</text:p>
          </table:table-cell>
          <table:table-cell table:formula="of:=IF([.B80]=0;0;IF([.B80]=1;1;LN([.B80]/(1-[.B80]))+0.5))" office:value-type="float" office:value="-3.69174309403611" calcext:value-type="float">
            <text:p>-3.69174309403611</text:p>
          </table:table-cell>
          <table:table-cell table:formula="of:=IF([.B80]=0;0;IF([.B80]=1;1;[.C80]+0.00378648272348919 ))" office:value-type="float" office:value="-3.68795661131262" calcext:value-type="float">
            <text:p>-3.68795661131262</text:p>
          </table:table-cell>
          <table:table-cell table:formula="of:=IF([.B80]=0;0;IF([.B80]=1;1;1/(1+EXP(-[.D80]+0.5))))" office:value-type="float" office:value="0.0149503606585021" calcext:value-type="float">
            <text:p>0.0149503606585021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00252202" calcext:value-type="float">
            <text:p>0.00000252202</text:p>
          </table:table-cell>
          <table:table-cell table:formula="of:=IF([.B81]=0;0;IF([.B81]=1;1;LN([.B81]/(1-[.B81]))+0.5))" office:value-type="float" office:value="-12.3904478682157" calcext:value-type="float">
            <text:p>-12.3904478682157</text:p>
          </table:table-cell>
          <table:table-cell table:formula="of:=IF([.B81]=0;0;IF([.B81]=1;1;[.C81]+0.00378648272348919 ))" office:value-type="float" office:value="-12.3866613854922" calcext:value-type="float">
            <text:p>-12.3866613854922</text:p>
          </table:table-cell>
          <table:table-cell table:formula="of:=IF([.B81]=0;0;IF([.B81]=1;1;1/(1+EXP(-[.D81]+0.5))))" office:value-type="float" office:value="0.00000253158766344753" calcext:value-type="float">
            <text:p>2.53158766344753E-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2]=0;0;IF([.B82]=1;1;LN([.B82]/(1-[.B82]))+0.5))" office:value-type="float" office:value="1" calcext:value-type="float">
            <text:p>1</text:p>
          </table:table-cell>
          <table:table-cell table:formula="of:=IF([.B82]=0;0;IF([.B82]=1;1;[.C82]+0.00378648272348919 ))" office:value-type="float" office:value="1" calcext:value-type="float">
            <text:p>1</text:p>
          </table:table-cell>
          <table:table-cell table:formula="of:=IF([.B82]=0;0;IF([.B82]=1;1;1/(1+EXP(-[.D8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46389" calcext:value-type="float">
            <text:p>0.146389</text:p>
          </table:table-cell>
          <table:table-cell table:formula="of:=IF([.B83]=0;0;IF([.B83]=1;1;LN([.B83]/(1-[.B83]))+0.5))" office:value-type="float" office:value="-1.26320812441016" calcext:value-type="float">
            <text:p>-1.26320812441016</text:p>
          </table:table-cell>
          <table:table-cell table:formula="of:=IF([.B83]=0;0;IF([.B83]=1;1;[.C83]+0.00378648272348919 ))" office:value-type="float" office:value="-1.25942164168667" calcext:value-type="float">
            <text:p>-1.25942164168667</text:p>
          </table:table-cell>
          <table:table-cell table:formula="of:=IF([.B83]=0;0;IF([.B83]=1;1;1/(1+EXP(-[.D83]+0.5))))" office:value-type="float" office:value="0.146862789892782" calcext:value-type="float">
            <text:p>0.146862789892782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19062" calcext:value-type="float">
            <text:p>0.000119062</text:p>
          </table:table-cell>
          <table:table-cell table:formula="of:=IF([.B84]=0;0;IF([.B84]=1;1;LN([.B84]/(1-[.B84]))+0.5))" office:value-type="float" office:value="-8.53574712303869" calcext:value-type="float">
            <text:p>-8.53574712303869</text:p>
          </table:table-cell>
          <table:table-cell table:formula="of:=IF([.B84]=0;0;IF([.B84]=1;1;[.C84]+0.00378648272348919 ))" office:value-type="float" office:value="-8.53196064031521" calcext:value-type="float">
            <text:p>-8.53196064031521</text:p>
          </table:table-cell>
          <table:table-cell table:formula="of:=IF([.B84]=0;0;IF([.B84]=1;1;1/(1+EXP(-[.D84]+0.5))))" office:value-type="float" office:value="0.000119513626825137" calcext:value-type="float">
            <text:p>0.000119513626825137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81469" calcext:value-type="float">
            <text:p>0.981469</text:p>
          </table:table-cell>
          <table:table-cell table:formula="of:=IF([.B85]=0;0;IF([.B85]=1;1;LN([.B85]/(1-[.B85]))+0.5))" office:value-type="float" office:value="4.46960542352612" calcext:value-type="float">
            <text:p>4.46960542352612</text:p>
          </table:table-cell>
          <table:table-cell table:formula="of:=IF([.B85]=0;0;IF([.B85]=1;1;[.C85]+0.00378648272348919 ))" office:value-type="float" office:value="4.47339190624961" calcext:value-type="float">
            <text:p>4.47339190624961</text:p>
          </table:table-cell>
          <table:table-cell table:formula="of:=IF([.B85]=0;0;IF([.B85]=1;1;1/(1+EXP(-[.D85]+0.5))))" office:value-type="float" office:value="0.981537741637675" calcext:value-type="float">
            <text:p>0.981537741637675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96433" calcext:value-type="float">
            <text:p>0.00196433</text:p>
          </table:table-cell>
          <table:table-cell table:formula="of:=IF([.B86]=0;0;IF([.B86]=1;1;LN([.B86]/(1-[.B86]))+0.5))" office:value-type="float" office:value="-5.73063779689805" calcext:value-type="float">
            <text:p>-5.73063779689805</text:p>
          </table:table-cell>
          <table:table-cell table:formula="of:=IF([.B86]=0;0;IF([.B86]=1;1;[.C86]+0.00378648272348919 ))" office:value-type="float" office:value="-5.72685131417456" calcext:value-type="float">
            <text:p>-5.72685131417456</text:p>
          </table:table-cell>
          <table:table-cell table:formula="of:=IF([.B86]=0;0;IF([.B86]=1;1;1/(1+EXP(-[.D86]+0.5))))" office:value-type="float" office:value="0.00197176730752924" calcext:value-type="float">
            <text:p>0.00197176730752924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91595" calcext:value-type="float">
            <text:p>0.0291595</text:p>
          </table:table-cell>
          <table:table-cell table:formula="of:=IF([.B87]=0;0;IF([.B87]=1;1;LN([.B87]/(1-[.B87]))+0.5))" office:value-type="float" office:value="-3.0053814309358" calcext:value-type="float">
            <text:p>-3.0053814309358</text:p>
          </table:table-cell>
          <table:table-cell table:formula="of:=IF([.B87]=0;0;IF([.B87]=1;1;[.C87]+0.00378648272348919 ))" office:value-type="float" office:value="-3.00159494821232" calcext:value-type="float">
            <text:p>-3.00159494821232</text:p>
          </table:table-cell>
          <table:table-cell table:formula="of:=IF([.B87]=0;0;IF([.B87]=1;1;1/(1+EXP(-[.D87]+0.5))))" office:value-type="float" office:value="0.0292668837044511" calcext:value-type="float">
            <text:p>0.0292668837044511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149839" calcext:value-type="float">
            <text:p>0.00000149839</text:p>
          </table:table-cell>
          <table:table-cell table:formula="of:=IF([.B88]=0;0;IF([.B88]=1;1;LN([.B88]/(1-[.B88]))+0.5))" office:value-type="float" office:value="-12.9111178612331" calcext:value-type="float">
            <text:p>-12.9111178612331</text:p>
          </table:table-cell>
          <table:table-cell table:formula="of:=IF([.B88]=0;0;IF([.B88]=1;1;[.C88]+0.00378648272348919 ))" office:value-type="float" office:value="-12.9073313785096" calcext:value-type="float">
            <text:p>-12.9073313785096</text:p>
          </table:table-cell>
          <table:table-cell table:formula="of:=IF([.B88]=0;0;IF([.B88]=1;1;1/(1+EXP(-[.D88]+0.5))))" office:value-type="float" office:value="0.00000150407437441563" calcext:value-type="float">
            <text:p>1.50407437441563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0;IF([.B89]=1;1;LN([.B89]/(1-[.B89]))+0.5))" office:value-type="float" office:value="0" calcext:value-type="float">
            <text:p>0</text:p>
          </table:table-cell>
          <table:table-cell table:formula="of:=IF([.B89]=0;0;IF([.B89]=1;1;[.C89]+0.00378648272348919 ))" office:value-type="float" office:value="0" calcext:value-type="float">
            <text:p>0</text:p>
          </table:table-cell>
          <table:table-cell table:formula="of:=IF([.B89]=0;0;IF([.B89]=1;1;1/(1+EXP(-[.D89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80058" calcext:value-type="float">
            <text:p>0.180058</text:p>
          </table:table-cell>
          <table:table-cell table:formula="of:=IF([.B90]=0;0;IF([.B90]=1;1;LN([.B90]/(1-[.B90]))+0.5))" office:value-type="float" office:value="-1.01595458483938" calcext:value-type="float">
            <text:p>-1.01595458483938</text:p>
          </table:table-cell>
          <table:table-cell table:formula="of:=IF([.B90]=0;0;IF([.B90]=1;1;[.C90]+0.00378648272348919 ))" office:value-type="float" office:value="-1.01216810211589" calcext:value-type="float">
            <text:p>-1.01216810211589</text:p>
          </table:table-cell>
          <table:table-cell table:formula="of:=IF([.B90]=0;0;IF([.B90]=1;1;1/(1+EXP(-[.D90]+0.5))))" office:value-type="float" office:value="0.18061770277741" calcext:value-type="float">
            <text:p>0.18061770277741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40425" calcext:value-type="float">
            <text:p>0.440425</text:p>
          </table:table-cell>
          <table:table-cell table:formula="of:=IF([.B91]=0;0;IF([.B91]=1;1;LN([.B91]/(1-[.B91]))+0.5))" office:value-type="float" office:value="0.260562602787516" calcext:value-type="float">
            <text:p>0.260562602787516</text:p>
          </table:table-cell>
          <table:table-cell table:formula="of:=IF([.B91]=0;0;IF([.B91]=1;1;[.C91]+0.00378648272348919 ))" office:value-type="float" office:value="0.264349085511005" calcext:value-type="float">
            <text:p>0.264349085511005</text:p>
          </table:table-cell>
          <table:table-cell table:formula="of:=IF([.B91]=0;0;IF([.B91]=1;1;1/(1+EXP(-[.D91]+0.5))))" office:value-type="float" office:value="0.441358391208666" calcext:value-type="float">
            <text:p>0.441358391208666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55369" calcext:value-type="float">
            <text:p>0.155369</text:p>
          </table:table-cell>
          <table:table-cell table:formula="of:=IF([.B92]=0;0;IF([.B92]=1;1;LN([.B92]/(1-[.B92]))+0.5))" office:value-type="float" office:value="-1.19309691275713" calcext:value-type="float">
            <text:p>-1.19309691275713</text:p>
          </table:table-cell>
          <table:table-cell table:formula="of:=IF([.B92]=0;0;IF([.B92]=1;1;[.C92]+0.00378648272348919 ))" office:value-type="float" office:value="-1.18931043003364" calcext:value-type="float">
            <text:p>-1.18931043003364</text:p>
          </table:table-cell>
          <table:table-cell table:formula="of:=IF([.B92]=0;0;IF([.B92]=1;1;1/(1+EXP(-[.D92]+0.5))))" office:value-type="float" office:value="0.15586654680944" calcext:value-type="float">
            <text:p>0.15586654680944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702874" calcext:value-type="float">
            <text:p>0.00702874</text:p>
          </table:table-cell>
          <table:table-cell table:formula="of:=IF([.B93]=0;0;IF([.B93]=1;1;LN([.B93]/(1-[.B93]))+0.5))" office:value-type="float" office:value="-4.45069426313296" calcext:value-type="float">
            <text:p>-4.45069426313296</text:p>
          </table:table-cell>
          <table:table-cell table:formula="of:=IF([.B93]=0;0;IF([.B93]=1;1;[.C93]+0.00378648272348919 ))" office:value-type="float" office:value="-4.44690778040947" calcext:value-type="float">
            <text:p>-4.44690778040947</text:p>
          </table:table-cell>
          <table:table-cell table:formula="of:=IF([.B93]=0;0;IF([.B93]=1;1;1/(1+EXP(-[.D93]+0.5))))" office:value-type="float" office:value="0.00705521652844092" calcext:value-type="float">
            <text:p>0.00705521652844092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28721" calcext:value-type="float">
            <text:p>0.928721</text:p>
          </table:table-cell>
          <table:table-cell table:formula="of:=IF([.B94]=0;0;IF([.B94]=1;1;LN([.B94]/(1-[.B94]))+0.5))" office:value-type="float" office:value="3.06720661689655" calcext:value-type="float">
            <text:p>3.06720661689655</text:p>
          </table:table-cell>
          <table:table-cell table:formula="of:=IF([.B94]=0;0;IF([.B94]=1;1;[.C94]+0.00378648272348919 ))" office:value-type="float" office:value="3.07099309962004" calcext:value-type="float">
            <text:p>3.07099309962004</text:p>
          </table:table-cell>
          <table:table-cell table:formula="of:=IF([.B94]=0;0;IF([.B94]=1;1;1/(1+EXP(-[.D94]+0.5))))" office:value-type="float" office:value="0.928971252190467" calcext:value-type="float">
            <text:p>0.92897125219046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14143" calcext:value-type="float">
            <text:p>0.0000914143</text:p>
          </table:table-cell>
          <table:table-cell table:formula="of:=IF([.B95]=0;0;IF([.B95]=1;1;LN([.B95]/(1-[.B95]))+0.5))" office:value-type="float" office:value="-8.80001721812122" calcext:value-type="float">
            <text:p>-8.80001721812122</text:p>
          </table:table-cell>
          <table:table-cell table:formula="of:=IF([.B95]=0;0;IF([.B95]=1;1;[.C95]+0.00378648272348919 ))" office:value-type="float" office:value="-8.79623073539774" calcext:value-type="float">
            <text:p>-8.79623073539774</text:p>
          </table:table-cell>
          <table:table-cell table:formula="of:=IF([.B95]=0;0;IF([.B95]=1;1;1/(1+EXP(-[.D95]+0.5))))" office:value-type="float" office:value="0.0000917610629973191" calcext:value-type="float">
            <text:p>9.17610629973191E-05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654063" calcext:value-type="float">
            <text:p>0.0654063</text:p>
          </table:table-cell>
          <table:table-cell table:formula="of:=IF([.B96]=0;0;IF([.B96]=1;1;LN([.B96]/(1-[.B96]))+0.5))" office:value-type="float" office:value="-2.15949330529299" calcext:value-type="float">
            <text:p>-2.15949330529299</text:p>
          </table:table-cell>
          <table:table-cell table:formula="of:=IF([.B96]=0;0;IF([.B96]=1;1;[.C96]+0.00378648272348919 ))" office:value-type="float" office:value="-2.1557068225695" calcext:value-type="float">
            <text:p>-2.1557068225695</text:p>
          </table:table-cell>
          <table:table-cell table:formula="of:=IF([.B96]=0;0;IF([.B96]=1;1;1/(1+EXP(-[.D96]+0.5))))" office:value-type="float" office:value="0.065638142550967" calcext:value-type="float">
            <text:p>0.065638142550967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739063" calcext:value-type="float">
            <text:p>0.00739063</text:p>
          </table:table-cell>
          <table:table-cell table:formula="of:=IF([.B97]=0;0;IF([.B97]=1;1;LN([.B97]/(1-[.B97]))+0.5))" office:value-type="float" office:value="-4.40012422129891" calcext:value-type="float">
            <text:p>-4.40012422129891</text:p>
          </table:table-cell>
          <table:table-cell table:formula="of:=IF([.B97]=0;0;IF([.B97]=1;1;[.C97]+0.00378648272348919 ))" office:value-type="float" office:value="-4.39633773857542" calcext:value-type="float">
            <text:p>-4.39633773857542</text:p>
          </table:table-cell>
          <table:table-cell table:formula="of:=IF([.B97]=0;0;IF([.B97]=1;1;1/(1+EXP(-[.D97]+0.5))))" office:value-type="float" office:value="0.00741845954577964" calcext:value-type="float">
            <text:p>0.00741845954577964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9873" calcext:value-type="float">
            <text:p>0.00259873</text:p>
          </table:table-cell>
          <table:table-cell table:formula="of:=IF([.B98]=0;0;IF([.B98]=1;1;LN([.B98]/(1-[.B98]))+0.5))" office:value-type="float" office:value="-5.45013030226904" calcext:value-type="float">
            <text:p>-5.45013030226904</text:p>
          </table:table-cell>
          <table:table-cell table:formula="of:=IF([.B98]=0;0;IF([.B98]=1;1;[.C98]+0.00378648272348919 ))" office:value-type="float" office:value="-5.44634381954556" calcext:value-type="float">
            <text:p>-5.44634381954556</text:p>
          </table:table-cell>
          <table:table-cell table:formula="of:=IF([.B98]=0;0;IF([.B98]=1;1;1/(1+EXP(-[.D98]+0.5))))" office:value-type="float" office:value="0.00260856298232816" calcext:value-type="float">
            <text:p>0.00260856298232816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86025" calcext:value-type="float">
            <text:p>0.0286025</text:p>
          </table:table-cell>
          <table:table-cell table:formula="of:=IF([.B99]=0;0;IF([.B99]=1;1;LN([.B99]/(1-[.B99]))+0.5))" office:value-type="float" office:value="-3.02524162971026" calcext:value-type="float">
            <text:p>-3.02524162971026</text:p>
          </table:table-cell>
          <table:table-cell table:formula="of:=IF([.B99]=0;0;IF([.B99]=1;1;[.C99]+0.00378648272348919 ))" office:value-type="float" office:value="-3.02145514698678" calcext:value-type="float">
            <text:p>-3.02145514698678</text:p>
          </table:table-cell>
          <table:table-cell table:formula="of:=IF([.B99]=0;0;IF([.B99]=1;1;1/(1+EXP(-[.D99]+0.5))))" office:value-type="float" office:value="0.0287078931335376" calcext:value-type="float">
            <text:p>0.0287078931335376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53876" calcext:value-type="float">
            <text:p>0.000353876</text:p>
          </table:table-cell>
          <table:table-cell table:formula="of:=IF([.B100]=0;0;IF([.B100]=1;1;LN([.B100]/(1-[.B100]))+0.5))" office:value-type="float" office:value="-7.44621005005073" calcext:value-type="float">
            <text:p>-7.44621005005073</text:p>
          </table:table-cell>
          <table:table-cell table:formula="of:=IF([.B100]=0;0;IF([.B100]=1;1;[.C100]+0.00378648272348919 ))" office:value-type="float" office:value="-7.44242356732724" calcext:value-type="float">
            <text:p>-7.44242356732724</text:p>
          </table:table-cell>
          <table:table-cell table:formula="of:=IF([.B100]=0;0;IF([.B100]=1;1;1/(1+EXP(-[.D100]+0.5))))" office:value-type="float" office:value="0.000355218008530178" calcext:value-type="float">
            <text:p>0.00035521800853017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07486" calcext:value-type="float">
            <text:p>0.00307486</text:p>
          </table:table-cell>
          <table:table-cell table:formula="of:=IF([.B101]=0;0;IF([.B101]=1;1;LN([.B101]/(1-[.B101]))+0.5))" office:value-type="float" office:value="-5.28141631012029" calcext:value-type="float">
            <text:p>-5.28141631012029</text:p>
          </table:table-cell>
          <table:table-cell table:formula="of:=IF([.B101]=0;0;IF([.B101]=1;1;[.C101]+0.00378648272348919 ))" office:value-type="float" office:value="-5.2776298273968" calcext:value-type="float">
            <text:p>-5.2776298273968</text:p>
          </table:table-cell>
          <table:table-cell table:formula="of:=IF([.B101]=0;0;IF([.B101]=1;1;1/(1+EXP(-[.D101]+0.5))))" office:value-type="float" office:value="0.00308648897112652" calcext:value-type="float">
            <text:p>0.00308648897112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23432513201412" calcext:value-type="float">
            <text:p>0.23432513201412</text:p>
          </table:table-cell>
          <table:table-cell table:style-name="ce6" table:formula="of:=AVERAGE([.C2:.C101])" office:value-type="float" office:value="-3.61331559891982" calcext:value-type="float">
            <text:p>-3.61331559891982</text:p>
          </table:table-cell>
          <table:table-cell table:style-name="ce6" table:formula="of:=AVERAGE([.D2:.D101])" office:value-type="float" office:value="-3.60998349412314" calcext:value-type="float">
            <text:p>-3.60998349412314</text:p>
          </table:table-cell>
          <table:table-cell table:style-name="ce6" table:formula="of:=AVERAGE([.E2:.E101])" office:value-type="float" office:value="0.234534696677541" calcext:value-type="float">
            <text:p>0.234534696677541</text:p>
          </table:table-cell>
          <table:table-cell table:number-columns-repeated="6"/>
        </table:table-row>
        <table:table-row table:style-name="ro1" table:number-rows-repeated="10484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9:08:53.997522547</dc:date>
    <meta:editing-duration>PT1H54M34S</meta:editing-duration>
    <meta:editing-cycles>26</meta:editing-cycles>
    <meta:generator>LibreOffice/7.3.7.2$Linux_X86_64 LibreOffice_project/30$Build-2</meta:generator>
    <meta:document-statistic meta:table-count="1" meta:cell-count="510" meta:object-count="0"/>
  </office:meta>
</office:document-meta>
</file>